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2cm" fo:margin-right="0.774cm" fo:line-height="150%" fo:text-indent="0cm" style:auto-text-indent="false" style:page-number="auto"/>
    </style:style>
    <style:style style:name="P2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4709c" officeooo:paragraph-rsid="0004709c" style:font-size-asian="14pt" style:font-size-complex="14pt"/>
    </style:style>
    <style:style style:name="P3" style:family="paragraph" style:parent-style-name="Standard">
      <style:paragraph-properties fo:margin-left="0.492cm" fo:margin-right="0.774cm" fo:line-height="200%" fo:text-align="center" style:justify-single-word="false" fo:text-indent="0cm" style:auto-text-indent="false"/>
      <style:text-properties fo:font-size="14pt" officeooo:rsid="0004709c" officeooo:paragraph-rsid="0004709c" style:font-size-asian="14pt" style:font-size-complex="14pt"/>
    </style:style>
    <style:style style:name="P4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67027" officeooo:paragraph-rsid="0004709c" style:font-size-asian="14pt" style:font-size-complex="14pt"/>
    </style:style>
    <style:style style:name="P5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67027" officeooo:paragraph-rsid="00059b86" style:font-size-asian="14pt" style:font-size-complex="14pt"/>
    </style:style>
    <style:style style:name="P6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0ab622" officeooo:paragraph-rsid="000ab622" style:font-size-asian="14pt" style:font-size-complex="14pt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line-height="150%" fo:text-align="center" fo:text-indent="0cm" style:writing-mode="lr-tb"/>
    </style:style>
    <style:style style:name="P10" style:family="paragraph">
      <style:paragraph-properties fo:margin-left="0cm" fo:margin-right="0cm" fo:line-height="150%" fo:text-align="center" fo:text-indent="0cm" style:writing-mode="lr-tb"/>
      <style:text-properties style:font-name="T-FLEX Type B" fo:font-size="11pt" style:font-size-asian="11pt" style:font-size-complex="11pt"/>
    </style:style>
    <style:style style:name="P11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style:font-size-asian="11pt" style:font-size-complex="11pt"/>
    </style:style>
    <style:style style:name="P12" style:family="paragraph">
      <style:paragraph-properties fo:margin-left="0cm" fo:margin-right="0cm" fo:line-height="150%" fo:text-align="justify" fo:text-indent="0cm" style:writing-mode="lr-tb"/>
    </style:style>
    <style:style style:name="P13" style:family="paragraph">
      <style:paragraph-properties fo:margin-left="0cm" fo:margin-right="0cm" fo:line-height="150%" fo:text-align="justify" fo:text-indent="0cm" style:writing-mode="lr-tb"/>
      <style:text-properties style:font-name="T-FLEX Type A" fo:font-size="11pt" style:font-size-asian="11pt" style:font-size-complex="11pt"/>
    </style:style>
    <style:style style:name="P14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15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style:font-size-asian="12pt" style:font-size-complex="12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18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19" style:family="paragraph">
      <style:paragraph-properties fo:margin-left="0cm" fo:margin-right="0cm" fo:line-height="150%" fo:text-align="start" fo:text-indent="0cm" style:writing-mode="lr-tb"/>
    </style:style>
    <style:style style:name="P20" style:family="paragraph">
      <style:paragraph-properties fo:margin-left="0cm" fo:margin-right="0cm" fo:line-height="150%" fo:text-align="start" fo:text-indent="0cm" style:writing-mode="lr-tb"/>
      <style:text-properties style:font-name="T-FLEX Type A" fo:font-size="11pt" style:font-size-asian="11pt" style:font-size-complex="11pt"/>
    </style:style>
    <style:style style:name="P21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style="italic" style:font-size-asian="16pt" style:font-style-asian="italic" style:font-size-complex="16pt" style:font-style-complex="italic"/>
    </style:style>
    <style:style style:name="P22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3" style:family="paragraph">
      <style:paragraph-properties fo:margin-left="0cm" fo:margin-right="0cm" fo:line-height="150%" fo:text-align="justify" fo:text-indent="1.251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4" style:family="paragraph">
      <style:paragraph-properties fo:margin-left="0cm" fo:margin-right="0cm" fo:line-height="150%" fo:text-align="center" fo:text-indent="1.251cm" style:writing-mode="lr-tb"/>
      <style:text-properties style:font-name="T-FLEX Type B" fo:font-size="16pt" style:font-size-asian="16pt" style:font-size-complex="16pt"/>
    </style:style>
    <style:style style:name="T1" style:family="text">
      <style:text-properties officeooo:rsid="0002c8ea" style:font-size-asian="12.25pt"/>
    </style:style>
    <style:style style:name="T2" style:family="text">
      <style:text-properties officeooo:rsid="00067027"/>
    </style:style>
    <style:style style:name="T3" style:family="text">
      <style:text-properties officeooo:rsid="00036b37"/>
    </style:style>
    <style:style style:name="T4" style:family="text">
      <style:text-properties fo:language="en" fo:country="US" officeooo:rsid="000a2d42"/>
    </style:style>
    <style:style style:name="T5" style:family="text">
      <style:text-properties fo:language="en" fo:country="US" officeooo:rsid="000a2d42" style:font-size-asian="12.25pt"/>
    </style:style>
    <style:style style:name="T6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7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8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9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10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11" style:family="text">
      <style:text-properties style:use-window-font-color="true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12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13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14" style:family="text">
      <style:text-properties style:use-window-font-color="true" style:font-name="T-FLEX Type A" fo:font-size="16pt" fo:language="ru" fo:country="RU" fo:font-style="italic" style:font-name-asian="Times New Roman" style:font-size-asian="16pt" style:font-style-asian="italic" style:font-name-complex="Calibri" style:font-size-complex="16pt" style:language-complex="ar" style:country-complex="SA" style:font-style-complex="italic"/>
    </style:style>
    <style:style style:name="T15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16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7" svg:width="18.301cm" svg:height="28.302cm" svg:x="1.946cm" svg:y="0.741cm">
          <text:p/>
          <draw:enhanced-geometry svg:viewBox="0 0 21600 21600" draw:type="rectangle" draw:enhanced-path="M 0 0 L 21600 0 21600 21600 0 21600 0 0 Z N"/>
        </draw:custom-shape>
        <draw:line draw:style-name="gr3" draw:text-style-name="P8" svg:x1="2.828cm" svg:y1="25.021cm" svg:x2="2.828cm" svg:y2="26.547cm">
          <text:p/>
        </draw:line>
        <draw:line draw:style-name="gr3" draw:text-style-name="P8" svg:x1="1.958cm" svg:y1="25.044cm" svg:x2="20.228cm" svg:y2="25.044cm">
          <text:p/>
        </draw:line>
        <draw:line draw:style-name="gr3" draw:text-style-name="P8" svg:x1="3.96cm" svg:y1="25.051cm" svg:x2="3.96cm" svg:y2="29.027cm">
          <text:p/>
        </draw:line>
        <draw:line draw:style-name="gr3" draw:text-style-name="P8" svg:x1="6.447cm" svg:y1="25.07cm" svg:x2="6.447cm" svg:y2="29.026cm">
          <text:p/>
        </draw:line>
        <draw:line draw:style-name="gr3" draw:text-style-name="P8" svg:x1="7.949cm" svg:y1="25.07cm" svg:x2="7.949cm" svg:y2="29.026cm">
          <text:p/>
        </draw:line>
        <draw:line draw:style-name="gr3" draw:text-style-name="P8" svg:x1="8.95cm" svg:y1="25.058cm" svg:x2="8.95cm" svg:y2="29.013cm">
          <text:p/>
        </draw:line>
        <draw:line draw:style-name="gr3" draw:text-style-name="P8" svg:x1="16.45cm" svg:y1="26.552cm" svg:x2="16.452cm" svg:y2="27.531cm">
          <text:p/>
        </draw:line>
        <draw:line draw:style-name="gr4" draw:text-style-name="P8" svg:x1="1.958cm" svg:y1="28.044cm" svg:x2="8.931cm" svg:y2="28.044cm">
          <text:p/>
        </draw:line>
        <draw:line draw:style-name="gr4" draw:text-style-name="P8" svg:x1="1.958cm" svg:y1="28.543cm" svg:x2="8.931cm" svg:y2="28.543cm">
          <text:p/>
        </draw:line>
        <draw:frame draw:style-name="gr5" draw:text-style-name="P10" svg:width="0.807cm" svg:height="0.436cm" svg:x="1.995cm" svg:y="26.088cm">
          <draw:text-box>
            <text:p text:style-name="P9"><text:span text:style-name="T6">Изм</text:span><text:span text:style-name="T7">.</text:span></text:p>
          </draw:text-box>
        </draw:frame>
        <draw:frame draw:style-name="gr5" draw:text-style-name="P11" svg:width="1.006cm" svg:height="0.436cm" svg:x="2.907cm" svg:y="26.088cm">
          <draw:text-box>
            <text:p text:style-name="P9"><text:span text:style-name="T8">Лист</text:span></text:p>
          </draw:text-box>
        </draw:frame>
        <draw:frame draw:style-name="gr5" draw:text-style-name="P13" svg:width="2.354cm" svg:height="0.436cm" svg:x="4.019cm" svg:y="26.088cm">
          <draw:text-box>
            <text:p text:style-name="P12"><text:span text:style-name="T8">№ </text:span><text:span text:style-name="T8">докум.</text:span></text:p>
          </draw:text-box>
        </draw:frame>
        <draw:frame draw:style-name="gr5" draw:text-style-name="P13" svg:width="1.403cm" svg:height="0.436cm" svg:x="6.504cm" svg:y="26.088cm">
          <draw:text-box>
            <text:p text:style-name="P12"><text:span text:style-name="T6">Подпись</text:span></text:p>
          </draw:text-box>
        </draw:frame>
        <draw:frame draw:style-name="gr5" draw:text-style-name="P13" svg:width="0.914cm" svg:height="0.436cm" svg:x="7.987cm" svg:y="26.088cm">
          <draw:text-box>
            <text:p text:style-name="P12"><text:span text:style-name="T8">Дата</text:span></text:p>
          </draw:text-box>
        </draw:frame>
        <draw:frame draw:style-name="gr5" draw:text-style-name="P14" svg:width="1.348cm" svg:height="0.436cm" svg:x="16.521cm" svg:y="26.577cm">
          <draw:text-box>
            <text:p text:style-name="P9"><text:span text:style-name="T9">лист</text:span></text:p>
          </draw:text-box>
        </draw:frame>
        <draw:frame draw:style-name="gr5" draw:text-style-name="P15" svg:width="1.348cm" svg:height="0.438cm" svg:x="16.521cm" svg:y="27.094cm">
          <draw:text-box>
            <text:p text:style-name="P9"><text:span text:style-name="T10">2</text:span></text:p>
          </draw:text-box>
        </draw:frame>
        <draw:frame draw:style-name="gr5" draw:text-style-name="P17" svg:width="11.126cm" svg:height="0.675cm" svg:x="9.046cm" svg:y="25.478cm">
          <draw:text-box>
            <text:p text:style-name="P16"><text:span text:style-name="T11">КР-АПИ(Ф)НГТУ-210200.65-(АВР09-1)-03-13</text:span></text:p>
          </draw:text-box>
        </draw:frame>
        <draw:line draw:style-name="gr3" draw:text-style-name="P8" svg:x1="1.958cm" svg:y1="26.543cm" svg:x2="20.228cm" svg:y2="26.543cm">
          <text:p/>
        </draw:line>
        <draw:line draw:style-name="gr3" draw:text-style-name="P8" svg:x1="1.972cm" svg:y1="26.046cm" svg:x2="8.945cm" svg:y2="26.046cm">
          <text:p/>
        </draw:line>
        <draw:line draw:style-name="gr4" draw:text-style-name="P8" svg:x1="1.958cm" svg:y1="25.539cm" svg:x2="8.98cm" svg:y2="25.534cm">
          <text:p/>
        </draw:line>
        <draw:line draw:style-name="gr4" draw:text-style-name="P8" svg:x1="1.958cm" svg:y1="27.543cm" svg:x2="8.931cm" svg:y2="27.543cm">
          <text:p/>
        </draw:line>
        <draw:line draw:style-name="gr4" draw:text-style-name="P8" svg:x1="1.958cm" svg:y1="27.039cm" svg:x2="8.931cm" svg:y2="27.039cm">
          <text:p/>
        </draw:line>
        <draw:g draw:style-name="gr6">
          <draw:frame draw:style-name="gr5" draw:text-style-name="P15" svg:width="1.945cm" svg:height="0.436cm" svg:x="1.981cm" svg:y="26.591cm">
            <draw:text-box>
              <text:p text:style-name="P12"><text:span text:style-name="T8">Разраб.</text:span></text:p>
            </draw:text-box>
          </draw:frame>
          <draw:frame draw:style-name="gr5" draw:text-style-name="P18" svg:width="2.354cm" svg:height="0.436cm" svg:x="4.02cm" svg:y="26.591cm">
            <draw:text-box>
              <text:p text:style-name="P12"><text:span text:style-name="T12">Муртазина Е.В.</text:span></text:p>
            </draw:text-box>
          </draw:frame>
        </draw:g>
        <draw:g draw:style-name="gr6">
          <draw:frame draw:style-name="gr5" draw:text-style-name="P13" svg:width="1.945cm" svg:height="0.436cm" svg:x="1.981cm" svg:y="27.081cm">
            <draw:text-box>
              <text:p text:style-name="P12"><text:span text:style-name="T8">Провер.</text:span></text:p>
            </draw:text-box>
          </draw:frame>
          <draw:frame draw:style-name="gr5" draw:text-style-name="P15" svg:width="2.354cm" svg:height="0.436cm" svg:x="4.02cm" svg:y="27.081cm">
            <draw:text-box>
              <text:p text:style-name="P12"><text:span text:style-name="T13">Рязанов А.В.</text:span></text:p>
            </draw:text-box>
          </draw:frame>
        </draw:g>
        <draw:g draw:style-name="gr6">
          <draw:frame draw:style-name="gr7" draw:text-style-name="P12" svg:width="1.945cm" svg:height="0.436cm" svg:x="1.981cm" svg:y="27.584cm">
            <draw:text-box>
              <text:p/>
            </draw:text-box>
          </draw:frame>
          <draw:custom-shape draw:style-name="gr8" draw:text-style-name="P7" svg:width="2.354cm" svg:height="0.436cm" svg:x="4.02cm" svg:y="27.586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3" svg:width="1.945cm" svg:height="0.436cm" svg:x="1.981cm" svg:y="28.072cm">
            <draw:text-box>
              <text:p text:style-name="P12"><text:span text:style-name="T8">Н. Контр.</text:span></text:p>
            </draw:text-box>
          </draw:frame>
          <draw:custom-shape draw:style-name="gr8" draw:text-style-name="P7" svg:width="2.354cm" svg:height="0.436cm" svg:x="4.02cm" svg:y="28.074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0" svg:width="1.945cm" svg:height="0.436cm" svg:x="1.981cm" svg:y="28.561cm">
            <draw:text-box>
              <text:p text:style-name="P19"><text:span text:style-name="T8">Утверд.</text:span></text:p>
            </draw:text-box>
          </draw:frame>
          <draw:custom-shape draw:style-name="gr8" draw:text-style-name="P7" svg:width="2.354cm" svg:height="0.436cm" svg:x="4.02cm" svg:y="28.563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8" svg:x1="14.949cm" svg:y1="26.552cm" svg:x2="14.949cm" svg:y2="29.013cm">
          <text:p/>
        </draw:line>
        <draw:frame draw:style-name="gr5" draw:text-style-name="P21" svg:width="5.756cm" svg:height="2.276cm" svg:x="9.07cm" svg:y="26.656cm">
          <draw:text-box>
            <text:p text:style-name="P16"><text:span text:style-name="T14">Пояснительная записка</text:span></text:p>
          </draw:text-box>
        </draw:frame>
        <draw:line draw:style-name="gr3" draw:text-style-name="P8" svg:x1="14.96cm" svg:y1="27.044cm" svg:x2="20.238cm" svg:y2="27.044cm">
          <text:p/>
        </draw:line>
        <draw:line draw:style-name="gr3" draw:text-style-name="P8" svg:x1="14.958cm" svg:y1="27.543cm" svg:x2="20.236cm" svg:y2="27.543cm">
          <text:p/>
        </draw:line>
        <draw:line draw:style-name="gr3" draw:text-style-name="P8" svg:x1="17.948cm" svg:y1="26.552cm" svg:x2="17.95cm" svg:y2="27.531cm">
          <text:p/>
        </draw:line>
        <draw:frame draw:style-name="gr5" draw:text-style-name="P22" svg:width="1.348cm" svg:height="0.436cm" svg:x="15.025cm" svg:y="26.577cm">
          <draw:text-box>
            <text:p text:style-name="P16"><text:span text:style-name="T9">лит</text:span></text:p>
          </draw:text-box>
        </draw:frame>
        <draw:frame draw:style-name="gr5" draw:text-style-name="P11" svg:width="2.128cm" svg:height="0.436cm" svg:x="18.029cm" svg:y="26.577cm">
          <draw:text-box>
            <text:p text:style-name="P9"><text:span text:style-name="T6">листов</text:span></text:p>
          </draw:text-box>
        </draw:frame>
        <draw:frame draw:style-name="gr5" draw:text-style-name="P23" svg:width="2.128cm" svg:height="0.436cm" svg:x="18.041cm" svg:y="27.079cm">
          <draw:text-box>
            <text:p text:style-name="P16"><text:span text:style-name="T15">23</text:span></text:p>
          </draw:text-box>
        </draw:frame>
        <draw:line draw:style-name="gr4" draw:text-style-name="P8" svg:x1="15.45cm" svg:y1="27.055cm" svg:x2="15.45cm" svg:y2="27.531cm">
          <text:p/>
        </draw:line>
        <draw:line draw:style-name="gr4" draw:text-style-name="P8" svg:x1="15.95cm" svg:y1="27.056cm" svg:x2="15.95cm" svg:y2="27.532cm">
          <text:p/>
        </draw:line>
        <draw:frame draw:style-name="gr5" draw:text-style-name="P24" svg:width="5.132cm" svg:height="0.622cm" svg:x="15.025cm" svg:y="27.94cm">
          <draw:text-box>
            <text:p text:style-name="P16"><text:span text:style-name="T16">АВР09-1</text:span></text:p>
          </draw:text-box>
        </draw:frame>
      </draw:g>
      <text:p text:style-name="P1"/>
      <text:p text:style-name="P3">Содержание</text:p>
      <text:p text:style-name="P2">Введение.....<text:span text:style-name="T4">..............................................................................................................<text:tab/>3</text:span></text:p>
      <text:p text:style-name="P2">1. Техническое задание...........................................................................................<text:tab/><text:span text:style-name="T4">4</text:span></text:p>
      <text:p text:style-name="P2">2. Анализ ТЗ.............................................................................................................<text:tab/><text:span text:style-name="T4">5</text:span></text:p>
      <text:p text:style-name="P2">3. <text:span text:style-name="T1">Расчет размеров и выбор волновода..................................................................<text:tab/></text:span><text:span text:style-name="T5">6</text:span></text:p>
      <text:p text:style-name="P2"><text:span text:style-name="T1">4. </text:span><text:span text:style-name="T2">Выбор вида волноводно-щелевой антенны..............</text:span><text:span text:style-name="T4">.........................................<text:tab/>10</text:span></text:p>
      <text:p text:style-name="P4">5. Расчет оптимальной диаграммы направленности............................................<text:tab/><text:span text:style-name="T4">11</text:span></text:p>
      <text:p text:style-name="P4">6. Расчет конструкции волноводно-щелевой антенны.........................................<text:tab/><text:span text:style-name="T4">14</text:span></text:p>
      <text:p text:style-name="P4">7. Технология изготовления волноводно-щелевой антенны........................<text:span text:style-name="T4">........<text:tab/>18</text:span></text:p>
      <text:p text:style-name="P5">8. <text:span text:style-name="T3">Выбор типа и расчет соединения антенны с фидером.....................................<text:tab/></text:span><text:span text:style-name="T4">20</text:span></text:p>
      <text:p text:style-name="P6">Литература................................................................................................................<text:tab/>23</text:p>
      <text:p text:style-name="P6">Прилож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30T17:01:11.926000000</dc:date>
    <meta:editing-duration>PT1H8M7S</meta:editing-duration>
    <meta:editing-cycles>12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2" meta:word-count="55" meta:character-count="1074" meta:non-whitespace-character-count="1031"/>
  </office:meta>
</office:document-meta>
</file>